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8" table:default-cell-style-name="Default"/>
        <table:table-row table:style-name="ro1">
          <table:table-cell office:value-type="string" calcext:value-type="string">
            <text:p>Springer (20544908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7"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table:number-columns-repeated="5"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Oaker (20495983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table:number-columns-repeated="6"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stillo (20497026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5"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lrooney (20539107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Wertz (20470351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Gabela (20487067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Choe (20580881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stanos (20480929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gajanian (20483558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amos (20441197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ittaua (20501122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rdonez (20482967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ernandez (20541553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oore (20545106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14"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Willrich (20519831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00/00/0000</text:date>, <text:time style:data-style-name="N2" text:time-value="11:18:06.510543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8-07-20T11:20:19.660524134</dc:date>
    <meta:editing-duration>PT2H15M23S</meta:editing-duration>
    <meta:editing-cycles>30</meta:editing-cycles>
    <meta:generator>LibreOffice/5.1.6.2$Linux_X86_64 LibreOffice_project/10m0$Build-2</meta:generator>
    <meta:document-statistic meta:table-count="1" meta:cell-count="880" meta:object-count="0"/>
  </office:meta>
</office:document-meta>
</file>